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36eb9" officeooo:paragraph-rsid="00136eb9"/>
    </style:style>
    <style:style style:name="P2" style:family="paragraph" style:parent-style-name="Standard">
      <style:text-properties officeooo:rsid="00152584" officeooo:paragraph-rsid="00152584"/>
    </style:style>
    <style:style style:name="P3" style:family="paragraph" style:parent-style-name="Standard">
      <style:text-properties officeooo:rsid="0016aee9" officeooo:paragraph-rsid="0016aee9"/>
    </style:style>
    <style:style style:name="P4" style:family="paragraph" style:parent-style-name="Standard">
      <style:text-properties officeooo:rsid="0018133e" officeooo:paragraph-rsid="0018133e"/>
    </style:style>
    <style:style style:name="P5" style:family="paragraph" style:parent-style-name="Standard">
      <style:text-properties officeooo:rsid="0018296e" officeooo:paragraph-rsid="0018296e"/>
    </style:style>
    <style:style style:name="P6" style:family="paragraph" style:parent-style-name="Standard">
      <style:text-properties officeooo:rsid="0019f1a1" officeooo:paragraph-rsid="0019f1a1"/>
    </style:style>
    <style:style style:name="P7" style:family="paragraph" style:parent-style-name="Standard">
      <style:text-properties officeooo:rsid="001dde1d" officeooo:paragraph-rsid="001dde1d"/>
    </style:style>
    <style:style style:name="P8" style:family="paragraph" style:parent-style-name="Standard">
      <style:text-properties officeooo:rsid="00227033" officeooo:paragraph-rsid="00227033"/>
    </style:style>
    <style:style style:name="P9" style:family="paragraph" style:parent-style-name="Standard">
      <style:text-properties officeooo:rsid="00235146" officeooo:paragraph-rsid="00235146"/>
    </style:style>
    <style:style style:name="P10" style:family="paragraph" style:parent-style-name="Standard">
      <style:text-properties officeooo:rsid="00240431" officeooo:paragraph-rsid="00240431"/>
    </style:style>
    <style:style style:name="P11" style:family="paragraph" style:parent-style-name="Standard">
      <style:text-properties officeooo:rsid="002549fe" officeooo:paragraph-rsid="002549fe"/>
    </style:style>
    <style:style style:name="P12" style:family="paragraph" style:parent-style-name="Standard">
      <style:text-properties officeooo:rsid="0026abdc" officeooo:paragraph-rsid="0026abdc"/>
    </style:style>
    <style:style style:name="P13" style:family="paragraph" style:parent-style-name="Standard">
      <style:text-properties officeooo:rsid="00288640" officeooo:paragraph-rsid="00288640"/>
    </style:style>
    <style:style style:name="P14" style:family="paragraph" style:parent-style-name="Standard">
      <style:text-properties officeooo:rsid="002b30f4" officeooo:paragraph-rsid="002b30f4"/>
    </style:style>
    <style:style style:name="P15" style:family="paragraph" style:parent-style-name="Standard">
      <style:text-properties officeooo:rsid="002fb709" officeooo:paragraph-rsid="002fb709"/>
    </style:style>
    <style:style style:name="P16" style:family="paragraph" style:parent-style-name="Standard">
      <style:text-properties officeooo:rsid="0031be1d" officeooo:paragraph-rsid="0031be1d"/>
    </style:style>
    <style:style style:name="P17" style:family="paragraph" style:parent-style-name="Standard">
      <style:text-properties officeooo:rsid="00323ae0" officeooo:paragraph-rsid="00323ae0"/>
    </style:style>
    <style:style style:name="P18" style:family="paragraph" style:parent-style-name="Standard">
      <style:text-properties officeooo:rsid="00323d9b" officeooo:paragraph-rsid="00323d9b"/>
    </style:style>
    <style:style style:name="P19" style:family="paragraph" style:parent-style-name="Standard">
      <style:text-properties officeooo:rsid="0032dca8" officeooo:paragraph-rsid="0032dca8"/>
    </style:style>
    <style:style style:name="P20" style:family="paragraph" style:parent-style-name="Standard">
      <style:text-properties officeooo:rsid="00345af6" officeooo:paragraph-rsid="00345af6"/>
    </style:style>
    <style:style style:name="P21" style:family="paragraph" style:parent-style-name="Standard">
      <style:text-properties officeooo:rsid="00352f3c" officeooo:paragraph-rsid="00352f3c"/>
    </style:style>
    <style:style style:name="P22" style:family="paragraph" style:parent-style-name="Standard">
      <style:text-properties officeooo:rsid="00368e43" officeooo:paragraph-rsid="00368e43"/>
    </style:style>
    <style:style style:name="P23" style:family="paragraph" style:parent-style-name="Standard">
      <style:text-properties officeooo:rsid="0036bf2e" officeooo:paragraph-rsid="0036bf2e"/>
    </style:style>
    <style:style style:name="P24" style:family="paragraph" style:parent-style-name="Standard">
      <style:text-properties officeooo:rsid="003886d7" officeooo:paragraph-rsid="003886d7"/>
    </style:style>
    <style:style style:name="P25" style:family="paragraph" style:parent-style-name="Standard">
      <style:text-properties officeooo:rsid="0039b485" officeooo:paragraph-rsid="0039b485"/>
    </style:style>
    <style:style style:name="P26" style:family="paragraph" style:parent-style-name="Standard">
      <style:text-properties officeooo:rsid="003a59f1" officeooo:paragraph-rsid="003a59f1"/>
    </style:style>
    <style:style style:name="P27" style:family="paragraph" style:parent-style-name="Standard">
      <style:text-properties officeooo:rsid="003b67c4" officeooo:paragraph-rsid="003b67c4"/>
    </style:style>
    <style:style style:name="P28" style:family="paragraph" style:parent-style-name="Standard">
      <style:text-properties officeooo:rsid="003c855c" officeooo:paragraph-rsid="003c855c"/>
    </style:style>
    <style:style style:name="P29" style:family="paragraph" style:parent-style-name="Standard">
      <style:text-properties officeooo:rsid="003d2a55" officeooo:paragraph-rsid="003d2a55"/>
    </style:style>
    <style:style style:name="P30" style:family="paragraph" style:parent-style-name="Standard">
      <style:text-properties officeooo:rsid="003e08cc" officeooo:paragraph-rsid="003e08cc"/>
    </style:style>
    <style:style style:name="P31" style:family="paragraph" style:parent-style-name="Standard">
      <style:text-properties officeooo:rsid="003ffc63" officeooo:paragraph-rsid="003ffc63"/>
    </style:style>
    <style:style style:name="P32" style:family="paragraph" style:parent-style-name="Standard">
      <style:text-properties officeooo:rsid="00402c7d" officeooo:paragraph-rsid="00402c7d"/>
    </style:style>
    <style:style style:name="P33" style:family="paragraph" style:parent-style-name="Standard">
      <style:text-properties officeooo:rsid="00426148" officeooo:paragraph-rsid="00426148"/>
    </style:style>
    <style:style style:name="P34" style:family="paragraph" style:parent-style-name="Standard">
      <style:text-properties officeooo:rsid="004712b2" officeooo:paragraph-rsid="004712b2"/>
    </style:style>
    <style:style style:name="P35" style:family="paragraph" style:parent-style-name="Standard">
      <style:text-properties officeooo:rsid="00485809" officeooo:paragraph-rsid="00485809"/>
    </style:style>
    <style:style style:name="P36" style:family="paragraph" style:parent-style-name="Standard">
      <style:text-properties officeooo:rsid="0048d0fd" officeooo:paragraph-rsid="0048d0fd"/>
    </style:style>
    <style:style style:name="P37" style:family="paragraph" style:parent-style-name="Standard">
      <style:text-properties officeooo:rsid="00492dca" officeooo:paragraph-rsid="00492dca"/>
    </style:style>
    <style:style style:name="P38" style:family="paragraph" style:parent-style-name="Standard">
      <style:text-properties officeooo:rsid="004ab317" officeooo:paragraph-rsid="004ab317"/>
    </style:style>
    <style:style style:name="P39" style:family="paragraph" style:parent-style-name="Standard">
      <style:text-properties officeooo:rsid="004d3bff" officeooo:paragraph-rsid="004d3bff"/>
    </style:style>
    <style:style style:name="P40" style:family="paragraph" style:parent-style-name="Standard">
      <style:text-properties officeooo:rsid="004e9690" officeooo:paragraph-rsid="004e9690"/>
    </style:style>
    <style:style style:name="P41" style:family="paragraph" style:parent-style-name="Standard">
      <style:text-properties officeooo:rsid="004fb522" officeooo:paragraph-rsid="004fb522"/>
    </style:style>
    <style:style style:name="P42" style:family="paragraph" style:parent-style-name="Standard">
      <style:text-properties officeooo:rsid="0050cd45" officeooo:paragraph-rsid="0050cd45"/>
    </style:style>
    <style:style style:name="P43" style:family="paragraph" style:parent-style-name="Standard">
      <style:text-properties officeooo:rsid="005245ca" officeooo:paragraph-rsid="005245ca"/>
    </style:style>
    <style:style style:name="P44" style:family="paragraph" style:parent-style-name="Standard">
      <style:text-properties officeooo:rsid="0053c55e" officeooo:paragraph-rsid="0053c55e"/>
    </style:style>
    <style:style style:name="P45" style:family="paragraph" style:parent-style-name="Standard">
      <style:text-properties officeooo:rsid="00557cc4" officeooo:paragraph-rsid="00557cc4"/>
    </style:style>
    <style:style style:name="P46" style:family="paragraph" style:parent-style-name="Standard">
      <style:text-properties officeooo:rsid="005b7daa" officeooo:paragraph-rsid="005b7daa"/>
    </style:style>
    <style:style style:name="P47" style:family="paragraph" style:parent-style-name="Standard">
      <style:text-properties officeooo:rsid="005b7daa" officeooo:paragraph-rsid="005cbea7"/>
    </style:style>
    <style:style style:name="P48" style:family="paragraph" style:parent-style-name="Standard">
      <style:text-properties officeooo:rsid="005e0b88" officeooo:paragraph-rsid="005e0b88"/>
    </style:style>
    <style:style style:name="P49" style:family="paragraph" style:parent-style-name="Standard">
      <style:text-properties officeooo:rsid="005fab36" officeooo:paragraph-rsid="005fab36"/>
    </style:style>
    <style:style style:name="P50" style:family="paragraph" style:parent-style-name="Standard">
      <style:text-properties officeooo:rsid="0060dfeb" officeooo:paragraph-rsid="0060dfeb"/>
    </style:style>
    <style:style style:name="P51" style:family="paragraph" style:parent-style-name="Standard">
      <style:text-properties officeooo:rsid="006143ae" officeooo:paragraph-rsid="006143ae"/>
    </style:style>
    <style:style style:name="P52" style:family="paragraph" style:parent-style-name="Standard">
      <style:text-properties officeooo:rsid="0064544c" officeooo:paragraph-rsid="0064544c"/>
    </style:style>
    <style:style style:name="P53" style:family="paragraph" style:parent-style-name="Standard">
      <style:text-properties officeooo:rsid="00649e47" officeooo:paragraph-rsid="00649e47"/>
    </style:style>
    <style:style style:name="P54" style:family="paragraph" style:parent-style-name="Standard">
      <style:text-properties officeooo:rsid="00666b34" officeooo:paragraph-rsid="00666b34"/>
    </style:style>
    <style:style style:name="P55" style:family="paragraph" style:parent-style-name="Standard">
      <style:text-properties officeooo:rsid="0066b618" officeooo:paragraph-rsid="0066b618"/>
    </style:style>
    <style:style style:name="P56" style:family="paragraph" style:parent-style-name="Standard">
      <style:text-properties officeooo:rsid="006766c6" officeooo:paragraph-rsid="006766c6"/>
    </style:style>
    <style:style style:name="P57" style:family="paragraph" style:parent-style-name="Standard">
      <style:text-properties officeooo:rsid="00697419" officeooo:paragraph-rsid="00697419"/>
    </style:style>
    <style:style style:name="P58" style:family="paragraph" style:parent-style-name="Standard">
      <style:text-properties officeooo:rsid="006b3876" officeooo:paragraph-rsid="006b3876"/>
    </style:style>
    <style:style style:name="P59" style:family="paragraph" style:parent-style-name="Standard">
      <style:text-properties officeooo:rsid="006d383d" officeooo:paragraph-rsid="006d383d"/>
    </style:style>
    <style:style style:name="P60" style:family="paragraph" style:parent-style-name="Standard">
      <style:text-properties officeooo:rsid="00728ca8" officeooo:paragraph-rsid="00728ca8"/>
    </style:style>
    <style:style style:name="P61" style:family="paragraph" style:parent-style-name="Standard">
      <style:text-properties officeooo:rsid="0073a89f" officeooo:paragraph-rsid="0073a89f"/>
    </style:style>
    <style:style style:name="P62" style:family="paragraph" style:parent-style-name="Standard">
      <style:text-properties officeooo:rsid="007656b6" officeooo:paragraph-rsid="007656b6"/>
    </style:style>
    <style:style style:name="P63" style:family="paragraph" style:parent-style-name="Standard">
      <style:text-properties officeooo:rsid="00795335" officeooo:paragraph-rsid="00795335"/>
    </style:style>
    <style:style style:name="P64" style:family="paragraph" style:parent-style-name="Standard">
      <style:text-properties officeooo:rsid="0079872d" officeooo:paragraph-rsid="0079872d"/>
    </style:style>
    <style:style style:name="P65" style:family="paragraph" style:parent-style-name="Standard">
      <style:text-properties officeooo:rsid="007aeec5" officeooo:paragraph-rsid="007aeec5"/>
    </style:style>
    <style:style style:name="P66" style:family="paragraph" style:parent-style-name="Standard">
      <style:text-properties officeooo:rsid="007cff56" officeooo:paragraph-rsid="007cff56"/>
    </style:style>
    <style:style style:name="P67" style:family="paragraph" style:parent-style-name="Standard">
      <style:text-properties officeooo:rsid="0080561c" officeooo:paragraph-rsid="0080561c"/>
    </style:style>
    <style:style style:name="P68" style:family="paragraph" style:parent-style-name="Standard">
      <style:text-properties officeooo:rsid="00819525" officeooo:paragraph-rsid="00819525"/>
    </style:style>
    <style:style style:name="P69" style:family="paragraph" style:parent-style-name="Standard">
      <style:text-properties officeooo:rsid="00819835" officeooo:paragraph-rsid="00819835"/>
    </style:style>
    <style:style style:name="P70" style:family="paragraph" style:parent-style-name="Standard">
      <style:text-properties officeooo:rsid="00835a6e" officeooo:paragraph-rsid="00835a6e"/>
    </style:style>
    <style:style style:name="P71" style:family="paragraph" style:parent-style-name="Standard">
      <style:text-properties officeooo:rsid="0085dbf7" officeooo:paragraph-rsid="0085dbf7"/>
    </style:style>
    <style:style style:name="P72" style:family="paragraph" style:parent-style-name="Standard">
      <style:text-properties officeooo:rsid="00892f9e" officeooo:paragraph-rsid="00892f9e"/>
    </style:style>
    <style:style style:name="P73" style:family="paragraph" style:parent-style-name="Standard">
      <style:text-properties officeooo:rsid="008a24c7" officeooo:paragraph-rsid="008a24c7"/>
    </style:style>
    <style:style style:name="P74" style:family="paragraph" style:parent-style-name="Standard">
      <style:text-properties officeooo:rsid="008b0426" officeooo:paragraph-rsid="008b0426"/>
    </style:style>
    <style:style style:name="P75" style:family="paragraph" style:parent-style-name="Standard">
      <style:text-properties officeooo:rsid="008ccb53" officeooo:paragraph-rsid="008ccb53"/>
    </style:style>
    <style:style style:name="P76" style:family="paragraph" style:parent-style-name="Standard">
      <style:text-properties officeooo:rsid="008e1cfb" officeooo:paragraph-rsid="008eb2b8"/>
    </style:style>
    <style:style style:name="P77" style:family="paragraph" style:parent-style-name="Standard">
      <style:text-properties officeooo:rsid="008e1cfb" officeooo:paragraph-rsid="0090fa15"/>
    </style:style>
    <style:style style:name="P78" style:family="paragraph" style:parent-style-name="Standard">
      <style:text-properties officeooo:rsid="008e1cfb" officeooo:paragraph-rsid="0092801b"/>
    </style:style>
    <style:style style:name="P79" style:family="paragraph" style:parent-style-name="Standard">
      <style:text-properties officeooo:rsid="008e1cfb" officeooo:paragraph-rsid="00951fdc"/>
    </style:style>
    <style:style style:name="P80" style:family="paragraph" style:parent-style-name="Standard">
      <style:text-properties officeooo:rsid="008e1cfb" officeooo:paragraph-rsid="0096bba1"/>
    </style:style>
    <style:style style:name="P81" style:family="paragraph" style:parent-style-name="Standard">
      <style:text-properties officeooo:rsid="008e1cfb" officeooo:paragraph-rsid="0096bceb"/>
    </style:style>
    <style:style style:name="P82" style:family="paragraph" style:parent-style-name="Standard">
      <style:text-properties officeooo:rsid="008e1cfb" officeooo:paragraph-rsid="0097957c"/>
    </style:style>
    <style:style style:name="P83" style:family="paragraph" style:parent-style-name="Standard">
      <style:text-properties officeooo:rsid="008e1cfb" officeooo:paragraph-rsid="009aadb3"/>
    </style:style>
    <style:style style:name="P84" style:family="paragraph" style:parent-style-name="Standard">
      <style:text-properties officeooo:rsid="009aadb3" officeooo:paragraph-rsid="009aadb3"/>
    </style:style>
    <style:style style:name="P85" style:family="paragraph" style:parent-style-name="Standard">
      <style:text-properties officeooo:rsid="00a0242e" officeooo:paragraph-rsid="00a0242e"/>
    </style:style>
    <style:style style:name="P86" style:family="paragraph" style:parent-style-name="Standard">
      <style:text-properties officeooo:rsid="00a1d27e" officeooo:paragraph-rsid="00a1d27e"/>
    </style:style>
    <style:style style:name="P87" style:family="paragraph" style:parent-style-name="Standard">
      <style:text-properties officeooo:rsid="00a2c7ca" officeooo:paragraph-rsid="00a2c7ca"/>
    </style:style>
    <style:style style:name="P88" style:family="paragraph" style:parent-style-name="Standard">
      <style:text-properties officeooo:rsid="008e1cfb" officeooo:paragraph-rsid="00995cb0"/>
    </style:style>
    <style:style style:name="P89" style:family="paragraph" style:parent-style-name="Standard">
      <style:text-properties officeooo:rsid="008e1cfb" officeooo:paragraph-rsid="008e1cfb"/>
    </style:style>
    <style:style style:name="T1" style:family="text">
      <style:text-properties officeooo:rsid="0018296e"/>
    </style:style>
    <style:style style:name="T2" style:family="text">
      <style:text-properties officeooo:rsid="0018397c"/>
    </style:style>
    <style:style style:name="T3" style:family="text">
      <style:text-properties officeooo:rsid="001bb61f"/>
    </style:style>
    <style:style style:name="T4" style:family="text">
      <style:text-properties officeooo:rsid="001f4616"/>
    </style:style>
    <style:style style:name="T5" style:family="text">
      <style:text-properties officeooo:rsid="001f6668"/>
    </style:style>
    <style:style style:name="T6" style:family="text">
      <style:text-properties officeooo:rsid="0023d67b"/>
    </style:style>
    <style:style style:name="T7" style:family="text">
      <style:text-properties officeooo:rsid="00250835"/>
    </style:style>
    <style:style style:name="T8" style:family="text">
      <style:text-properties officeooo:rsid="002962f0"/>
    </style:style>
    <style:style style:name="T9" style:family="text">
      <style:text-properties officeooo:rsid="002cca43"/>
    </style:style>
    <style:style style:name="T10" style:family="text">
      <style:text-properties officeooo:rsid="002dc51f"/>
    </style:style>
    <style:style style:name="T11" style:family="text">
      <style:text-properties officeooo:rsid="00307ead"/>
    </style:style>
    <style:style style:name="T12" style:family="text">
      <style:text-properties officeooo:rsid="0036bf2e"/>
    </style:style>
    <style:style style:name="T13" style:family="text">
      <style:text-properties officeooo:rsid="004407ad"/>
    </style:style>
    <style:style style:name="T14" style:family="text">
      <style:text-properties officeooo:rsid="0043fc3c"/>
    </style:style>
    <style:style style:name="T15" style:family="text">
      <style:text-properties officeooo:rsid="00452328"/>
    </style:style>
    <style:style style:name="T16" style:family="text">
      <style:text-properties officeooo:rsid="00481015"/>
    </style:style>
    <style:style style:name="T17" style:family="text">
      <style:text-properties officeooo:rsid="004c4172"/>
    </style:style>
    <style:style style:name="T18" style:family="text">
      <style:text-properties officeooo:rsid="004f133d"/>
    </style:style>
    <style:style style:name="T19" style:family="text">
      <style:text-properties officeooo:rsid="00576aba"/>
    </style:style>
    <style:style style:name="T20" style:family="text">
      <style:text-properties officeooo:rsid="0057ae5f"/>
    </style:style>
    <style:style style:name="T21" style:family="text">
      <style:text-properties officeooo:rsid="00598f10"/>
    </style:style>
    <style:style style:name="T22" style:family="text">
      <style:text-properties officeooo:rsid="005cbea7"/>
    </style:style>
    <style:style style:name="T23" style:family="text">
      <style:text-properties officeooo:rsid="005ce4c1"/>
    </style:style>
    <style:style style:name="T24" style:family="text">
      <style:text-properties officeooo:rsid="0061057c"/>
    </style:style>
    <style:style style:name="T25" style:family="text">
      <style:text-properties officeooo:rsid="00631e81"/>
    </style:style>
    <style:style style:name="T26" style:family="text">
      <style:text-properties officeooo:rsid="0066d757"/>
    </style:style>
    <style:style style:name="T27" style:family="text">
      <style:text-properties officeooo:rsid="006eaf21"/>
    </style:style>
    <style:style style:name="T28" style:family="text">
      <style:text-properties officeooo:rsid="00707089"/>
    </style:style>
    <style:style style:name="T29" style:family="text">
      <style:text-properties officeooo:rsid="007587d9"/>
    </style:style>
    <style:style style:name="T30" style:family="text">
      <style:text-properties officeooo:rsid="0077bbe9"/>
    </style:style>
    <style:style style:name="T31" style:family="text">
      <style:text-properties officeooo:rsid="007ae201"/>
    </style:style>
    <style:style style:name="T32" style:family="text">
      <style:text-properties officeooo:rsid="007bbf22"/>
    </style:style>
    <style:style style:name="T33" style:family="text">
      <style:text-properties officeooo:rsid="007ec3bf"/>
    </style:style>
    <style:style style:name="T34" style:family="text">
      <style:text-properties officeooo:rsid="0080cff4"/>
    </style:style>
    <style:style style:name="T35" style:family="text">
      <style:text-properties officeooo:rsid="00853e87"/>
    </style:style>
    <style:style style:name="T36" style:family="text">
      <style:text-properties officeooo:rsid="00876af8"/>
    </style:style>
    <style:style style:name="T37" style:family="text">
      <style:text-properties officeooo:rsid="008b0426"/>
    </style:style>
    <style:style style:name="T38" style:family="text">
      <style:text-properties officeooo:rsid="008eb2b8"/>
    </style:style>
    <style:style style:name="T39" style:family="text">
      <style:text-properties officeooo:rsid="00907add"/>
    </style:style>
    <style:style style:name="T40" style:family="text">
      <style:text-properties officeooo:rsid="0092801b"/>
    </style:style>
    <style:style style:name="T41" style:family="text">
      <style:text-properties officeooo:rsid="0094c786"/>
    </style:style>
    <style:style style:name="T42" style:family="text">
      <style:text-properties officeooo:rsid="00951fdc"/>
    </style:style>
    <style:style style:name="T43" style:family="text">
      <style:text-properties officeooo:rsid="00963dab"/>
    </style:style>
    <style:style style:name="T44" style:family="text">
      <style:text-properties officeooo:rsid="0096bba1"/>
    </style:style>
    <style:style style:name="T45" style:family="text">
      <style:text-properties officeooo:rsid="0096bceb"/>
    </style:style>
    <style:style style:name="T46" style:family="text">
      <style:text-properties officeooo:rsid="0097957c"/>
    </style:style>
    <style:style style:name="T47" style:family="text">
      <style:text-properties officeooo:rsid="00995cb0"/>
    </style:style>
    <style:style style:name="T48" style:family="text">
      <style:text-properties officeooo:rsid="009b923e"/>
    </style:style>
    <style:style style:name="T49" style:family="text">
      <style:text-properties officeooo:rsid="009e9926"/>
    </style:style>
    <style:style style:name="T50" style:family="text">
      <style:text-properties officeooo:rsid="00a280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anded drugs, generic drugs, centralized procurement of drugs. </text:p>
      <text:p text:style-name="P2">Reinforce, reinforcing an existing guardrails. Reinforcement. </text:p>
      <text:p text:style-name="P2">Vitamin B2, 90 capsules, 3 months supply. Vitamin B2, 90 capsules, 3 months supply.</text:p>
      <text:p text:style-name="P3">Ketchup, mustard, do you want some ketchup with your burger? <text:s/>Do you want some ketchup with your burger? Mustard, mustard. </text:p>
      <text:p text:style-name="P4">Georgia State in US, <text:s/>Georgia State in US.</text:p>
      <text:p text:style-name="P4">The headquarters are in Atlanta City. <text:s/><text:span text:style-name="T1">The headquarters are in Atlanta City.</text:span></text:p>
      <text:p text:style-name="P5">It’s Motor Show time in Detroit. It’s motor show time in <text:span text:style-name="T2">Detroit.</text:span></text:p>
      <text:p text:style-name="P6">Data Pre-<text:span text:style-name="T3">P</text:span>rocessing board, data aggregation board. <text:s/>A desktop aggregation APP that bring together Facebook, Twitter, LinkedIn.</text:p>
      <text:p text:style-name="P7">Recall, TOYOTA is recalling 9000 SUV <text:span text:style-name="T4">for</text:span> an airbag problem. <text:s/><text:span text:style-name="T5">NISSAN recalls 8000 SUV.</text:span></text:p>
      <text:p text:style-name="P8">Single, double, triple, quadruple. Single, double, triple, quadruple.</text:p>
      <text:p text:style-name="P9">Can you elaborate? Can you explain in detail? <text:s/><text:span text:style-name="T6">Can you describe it in detail? </text:span></text:p>
      <text:p text:style-name="P10">Meat stays in the gut longer than vegetable matters. Your gut is the main control system of your body. <text:span text:style-name="T7">Gut, human organ.</text:span></text:p>
      <text:p text:style-name="P11">Kobe City in Japan, Kobe City in Japan, Kobe City in Japan.</text:p>
      <text:p text:style-name="P12">Grief is a natural response of loss. Grief is natural response of loss.</text:p>
      <text:p text:style-name="P13">Why is China installing Windmills so fast? <text:s/><text:span text:style-name="T8">Windmills landmarks in Yantai. Harnessing the wind, the role of windmills, a renewable energy source. </text:span></text:p>
      <text:p text:style-name="P14">Food loss and waste, <text:span text:style-name="T9">how to prevent food loss and waste at home. <text:s/></text:span><text:span text:style-name="T10">China’s food waste challenge. </text:span></text:p>
      <text:p text:style-name="P15">How does food waste affect <text:span text:style-name="T11">the </text:span>environment? </text:p>
      <text:p text:style-name="P16">Understanding the law of karma. Understanding the law of karma.</text:p>
      <text:p text:style-name="P17">You spend roughly one third of your life asleep. Roughly speaking, it’s 7 million population in Yantai City.</text:p>
      <text:p text:style-name="P18">When money speaks, truth falls silent; when power speaks, even money steps aside. </text:p>
      <text:p text:style-name="P19">When money speaks, truth falls silent; when power speaks, even money steps aside.</text:p>
      <text:p text:style-name="P20">Sanitary pad for women, how to wear sanitary pad women, everything to know about sanitary pad. </text:p>
      <text:p text:style-name="P21">Shopping associate, warehouse associate, sales associate duties and responsibilities.</text:p>
      <text:p text:style-name="P21">Shopping associate, warehouse associate, sales associate duties and responsibilities.</text:p>
      <text:p text:style-name="P22">How to teach naughty kid<text:span text:style-name="T12">s</text:span>? How to teach naughty kids?</text:p>
      <text:p text:style-name="P23">I don’t know how to take care of them, but I know how to ignore their tantrums. <text:s/>I don’t how to take good care of them, but I know how to ignore their tantrums. </text:p>
      <text:p text:style-name="P24">Punctuation marks, question mark, exclamation mark. </text:p>
      <text:p text:style-name="P25">Plus, minus, multiply, divided by. </text:p>
      <text:p text:style-name="P26">A communist regime, a communist regime. A communist regime. </text:p>
      <text:p text:style-name="P27">Investment portfolio, employment portfolio.</text:p>
      <text:p text:style-name="P28">Should we walk along this way? Should we walk along this way?</text:p>
      <text:p text:style-name="P29">Persistent vegetative state, persistent vegetative state. Persistent vegetative state.</text:p>
      <text:p text:style-name="P30">China A shares and Hong Kong H shares, all investors should to know. </text:p>
      <text:p text:style-name="P31">Here is the story of her tragic death. Tragic, tragically. </text:p>
      <text:p text:style-name="P32">Emperor, 10 Chinese ancient emperors. <text:span text:style-name="T13">Emperor, 10 Chinese Ancient Emperors.</text:span></text:p>
      <text:p text:style-name="P33">Pliers. Pliers. <text:span text:style-name="T14">Tweezers. Tweezers. </text:span><text:span text:style-name="T15">Vehicle exhaust emission, how do vehicle exhaust emission affect indoor air quality? How do vehicle exhaust emission affect indoor air quality? </text:span></text:p>
      <text:p text:style-name="P34">Scallop recipes, scallop price, what are scallops and <text:span text:style-name="T16">what</text:span> do scallops taste like? </text:p>
      <text:p text:style-name="P35">Funny prank ideas, prank wallpapers. </text:p>
      <text:p text:style-name="P36">Did you get it done? Did you deal with it? Is it settled? </text:p>
      <text:p text:style-name="P37">Michigan State in US, Michigan State in US. Michigan State in US.</text:p>
      <text:p text:style-name="P38">Secretly married to my boss. Secretly married to my boss. <text:s/><text:span text:style-name="T17">Do it private, do it secretly. </text:span></text:p>
      <text:p text:style-name="P39">Pseudo color image transform, gray level image transform to pseudo color image.</text:p>
      <text:p text:style-name="P40">Now, that’s how it it. Now I get the picture. <text:span text:style-name="T18">Ah, I see what you are saying. </text:span></text:p>
      <text:p text:style-name="P41">People who work all day are not rich, wealth is a compensation for cognition, not a reward for hard work. </text:p>
      <text:p text:style-name="P41"><text:soft-page-break/>People who work all day are not rich, wealth is a compensation for cognition, not a reward for hard work. </text:p>
      <text:p text:style-name="P42">Ultrasonic plastic-plastic welding machine, ultrasonic plastic-plastic welding machine.</text:p>
      <text:p text:style-name="P43">Forklift, my primary schoolmate is a forklift driver. My primary schoolmate is a forklift driver.</text:p>
      <text:p text:style-name="P44">Japan cuisine, sushi is made of rice, raw fish and seaweed. <text:s/>Mexico cuisine. <text:s/>Mexico food. </text:p>
      <text:p text:style-name="P45">Apprehension, many people <text:span text:style-name="T19">have </text:span>expressed their apprehension about the change. <text:s/><text:span text:style-name="T20">No worries, my apprehension grows up. </text:span><text:span text:style-name="T21">Despite the apprehension, she accepted the offer. </text:span></text:p>
      <text:p text:style-name="P46">Beetroot benefits and nutritional value. Beetroot. </text:p>
      <text:p text:style-name="P47"><text:span text:style-name="T22">Facebook marketplace, I’ll meet you </text:span><text:span text:style-name="T23">in</text:span><text:span text:style-name="T22"> the marketplace next to the fountain. </text:span></text:p>
      <text:p text:style-name="P48">Understanding the basic rhythm of music, understanding the basic rhythm of music. </text:p>
      <text:p text:style-name="P49">Man encountered curious giraffe. Man encountered curious giraffe.</text:p>
      <text:p text:style-name="P50">Band aid, band aid. <text:s/><text:span text:style-name="T24">Band aid. </text:span></text:p>
      <text:p text:style-name="P51">So who are the indigenous people of this land? Fushan indigenous people. Brazil Indigenous People. <text:span text:style-name="T25">Indigenous American equals to Native American. </text:span></text:p>
      <text:p text:style-name="P52">Israel announcement to all clients worldwide, following the decision of France government to restrict our participation at Paris Air Show, we have decided to transfer the demonstration to Tehran. </text:p>
      <text:p text:style-name="P52">You are all welcome to view our products. </text:p>
      <text:p text:style-name="P53">Tweezers, tweezers. Tweezers. Tweezers. Tweezers. Tweezers. </text:p>
      <text:p text:style-name="P54">Captain, First Officer, Flight Engineer, Flight Crew. Captain, First officer, flight engineer, flight crew. </text:p>
      <text:p text:style-name="P55">I piss the bed, I piss the bed. <text:span text:style-name="T26">I piss the bed. Children who are anxious about staring school may return to bedwetting. </text:span></text:p>
      <text:p text:style-name="P56">Mango, Mangosteen, Mango, Mangosteen.</text:p>
      <text:p text:style-name="P57">Sydney, A large city in Australia. Where is Sydney? Location of Sydney in Australia Map.</text:p>
      <text:p text:style-name="P58">Yantai Urban Population, Yantai Urban Temporary Population.</text:p>
      <text:p text:style-name="P59">Harmful effects of food preservatives. <text:s/><text:span text:style-name="T27">The fence has been treated with preservative. No added preservative. <text:s/></text:span><text:span text:style-name="T28">Food additives and preservatives. Carbonated drinks contain preservative.</text:span></text:p>
      <text:p text:style-name="P60">Tear gas, the tire shaped robot from China patrols streets and deploy tear gas to catch criminals. The tire shaped robot from China patrols streets and deploys tear gas to catch criminals. </text:p>
      <text:p text:style-name="P61">It’s too expensive to have two kids in daycare. I pick my daughter up from daycare. Do your children go to preschool or daycare? <text:s/><text:span text:style-name="T29">Their toddlers attend daycare. </text:span></text:p>
      <text:p text:style-name="P62">I don’t have enough change. <text:span text:style-name="T30">No change? I don’t have enough chance, my brother. </text:span></text:p>
      <text:p text:style-name="P63">Sandpaper, sandpaper, sandpaper.</text:p>
      <text:p text:style-name="P64">Why do people go missing? <text:s/><text:span text:style-name="T31">Police concern about increased numbers of missing persons.</text:span></text:p>
      <text:p text:style-name="P65">Kidnapping and missing persons. <text:span text:style-name="T32">Top 5 reasons why people go missing. </text:span></text:p>
      <text:p text:style-name="P66">Reimbursement receipt. Reimbursement receipt. <text:s/><text:span text:style-name="T33">Reimbursement invoice. Reimbursement invoice. </text:span></text:p>
      <text:p text:style-name="P67">Illegal parking on residential streets. Illegal parking. <text:s/><text:span text:style-name="T34">You are parked illegally. </text:span></text:p>
      <text:p text:style-name="P68">Temporary parking. </text:p>
      <text:p text:style-name="P69">My dream is to become a guitar player. </text:p>
      <text:p text:style-name="P70">Inrush current, internal soft-start circuit limits inrush current. <text:s/><text:span text:style-name="T35">Internal soft-start circuit limits inrush current. </text:span></text:p>
      <text:p text:style-name="P71">The meat produced from a pig is called bacon, ham and pork. <text:span text:style-name="T36">How to cook bacon in a stove? </text:span></text:p>
      <text:p text:style-name="P72">Targeted killings continued in Iran. Targeted killings in Iran must stop.</text:p>
      <text:p text:style-name="P73">In Yantai City, In a<text:span text:style-name="T37">n</text:span> orphanage, newborn twins abandoned in a cardboard box. </text:p>
      <text:p text:style-name="P74">In Yantai City, in an orphanage, newborn twins abandoned in a cardboard box. </text:p>
      <text:p text:style-name="P75">Recommendation engines, recommendation algorithms. </text:p>
      <text:p text:style-name="P76">I think bullfighting should be <text:span text:style-name="T38">abolished</text:span>. <text:span text:style-name="T38">I think bullfighting should be abolished. </text:span></text:p>
      <text:p text:style-name="P77"><text:span text:style-name="T39">Look back, turn around. Step aside. </text:span></text:p>
      <text:p text:style-name="P78"><text:span text:style-name="T40">The trajectory of bullet, the trajectory of missile. </text:span></text:p>
      <text:p text:style-name="P79"><text:span text:style-name="T41">Overcharge, what happens if you overcharge a battery? </text:span><text:span text:style-name="T42">Build a simple circuit to protect battery from overcharge. </text:span></text:p>
      <text:p text:style-name="P80"><text:span text:style-name="T43">Depth of discharge, deep discharge. <text:s/></text:span><text:span text:style-name="T44">Build a circuit to protect battery from deep discharge. </text:span></text:p>
      <text:p text:style-name="P81"><text:soft-page-break/><text:span text:style-name="T45">The insurance company paid him some money to compensate for his accident. </text:span></text:p>
      <text:p text:style-name="P82"><text:span text:style-name="T46">Adhesive hook, adhesive hook, adhesive hook, adhesive hook. </text:span></text:p>
      <text:p text:style-name="P83"><text:span text:style-name="T47">In anticipation of bad weather, they prepared some warm clothes. In anticipation of bad weather, they prepared some warm clothes. </text:span></text:p>
      <text:p text:style-name="P84">Windshield, <text:span text:style-name="T48">windshield wipers, </text:span>side mirror, front light, <text:s/><text:span text:style-name="T49">Is it dangerous to drive a car with a cracked windshield? </text:span></text:p>
      <text:p text:style-name="P85">Having here or take away? Having here or taking away? </text:p>
      <text:p text:style-name="P86">A scarecrow is used to frighten birds away in fields. <text:span text:style-name="T50">A scarecrow is used to frighten birds away in fields. </text:span></text:p>
      <text:p text:style-name="P87">Georgia State in US, Georgia State in US.</text:p>
      <text:p text:style-name="P87"/>
      <text:p text:style-name="P88"><text:s/></text:p>
      <text:p text:style-name="P89"/>
      <text:p text:style-name="P73"/>
      <text:p text:style-name="P56"/>
      <text:p text:style-name="P47"><text:s/></text:p>
      <text:p text:style-name="P45"/>
      <text:p text:style-name="P41"/>
      <text:p text:style-name="P41"/>
      <text:p text:style-name="P41"/>
      <text:p text:style-name="P34"/>
      <text:p text:style-name="P33"/>
      <text:p text:style-name="P33"/>
      <text:p text:style-name="P22"/>
      <text:p text:style-name="P15"/>
      <text:p text:style-name="P7"/>
      <text:p text:style-name="P7"/>
      <text:p text:style-name="P7"/>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1T10:29:09.853190580</meta:creation-date>
    <dc:date>2025-07-11T16:04:46.020273377</dc:date>
    <meta:editing-duration>PT5H34M33S</meta:editing-duration>
    <meta:editing-cycles>131</meta:editing-cycles>
    <meta:generator>LibreOffice/24.8.7.2$Linux_X86_64 LibreOffice_project/480$Build-2</meta:generator>
    <meta:document-statistic meta:table-count="0" meta:image-count="0" meta:object-count="0" meta:page-count="3" meta:paragraph-count="94" meta:word-count="1200" meta:character-count="7731" meta:non-whitespace-character-count="6539"/>
  </office:meta>
</office:document-meta>
</file>